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0.0.oxt&#13;&#13;05.10.2019 21:09:0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87113084094344713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47507161821558341" text:style-name="L2">
        <text:list-item>
          <text:p text:style-name="P43">Version 2.1.2 :</text:p>
        </text:list-item>
      </text:list>
      <text:list xml:id="list6585633844577169891" text:style-name="L3">
        <text:list-item>
          <text:list>
            <text:list-item>
              <text:p text:style-name="P44">Localized help : resolved non-functional hyperlink due to API incompatibility introduced by Apache OpenOffice 4.1 (and LibreOffice 4.0).</text:p>
            </text:list-item>
          </text:list>
        </text:list-item>
      </text:list>
      <text:list xml:id="list41289223" text:continue-list="list2647507161821558341" text:style-name="L2">
        <text:list-item>
          <text:p text:style-name="P43">Version 2.1.1 :</text:p>
        </text:list-item>
      </text:list>
      <text:list xml:id="list3473047557035810363"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1291808" text:continue-list="list41289223" text:style-name="L2">
        <text:list-item>
          <text:p text:style-name="P43">Version 2.1.0 :</text:p>
        </text:list-item>
      </text:list>
      <text:list xml:id="list3470182338495787012"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1290918" text:continue-list="list41291808" text:style-name="L2">
        <text:list-item>
          <text:p text:style-name="P43">Version 2.0.0 :</text:p>
        </text:list-item>
      </text:list>
      <text:list xml:id="list395071797013808071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1294097" text:continue-list="list41290918" text:style-name="L2">
        <text:list-item>
          <text:p text:style-name="P43">Version 1.5.3 :</text:p>
        </text:list-item>
      </text:list>
      <text:list xml:id="list3553278249529369581"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5954208578378811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2338256469841607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83409193498767306"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40290114487687837"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10760521138285309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65056841954446938"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4141846278954561580"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6155884105742551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67128510250705822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4037316012884768" text:style-name="L17">
        <text:list-item>
          <text:p text:style-name="P58">Arg1 : <text:span text:style-name="InstructionMacro">String</text:span> : mandatory, type of control used for the button</text:p>
        </text:list-item>
      </text:list>
      <text:list xml:id="list1877198680080065081"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223519745279636366"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93292338047992903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722041065392535020"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41281909096772675"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92291495078519742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78389783254015688"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0846437958709253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083029166674780261"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166096096896070413"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88356793306563084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8198035335966104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93926351438501833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30322294480455030"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703428135312812678"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4473951083625613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93444800089320710"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801082339648392541"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75075073581525182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4344582337401176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603859350477709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30168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7187263886899400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82033837534553273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8443834039981021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6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65</dc:date>
     <text:p>internal</text:p>
     <text:p>Page2</text:p>
     <text:p/>
    </office:annotation>Paragraph styles</text:p>
      <text:p text:style-name="P27"><office:annotation>
     <dc:creator>BM</dc:creator>
     <dc:date>2008-03-13T00:00:00.66</dc:date>
     <text:p>internal</text:p>
     <text:p>Page7</text:p>
     <text:p/>
    </office:annotation>Hyperlinks</text:p>
      <text:p text:style-name="hlp_5f_paragraph"><text:span text:style-name="T14"><office:annotation>
      <dc:creator>BM</dc:creator>
      <dc:date>2008-03-13T00:00:00.66</dc:date>
      <text:p>internal</text:p>
      <text:p>Page3</text:p>
      <text:p/>
     </office:annotation></text:span><text:span text:style-name="T14">Text formatting</text:span></text:p>
      <text:p text:style-name="P27"><office:annotation>
     <dc:creator>BM</dc:creator>
     <dc:date>2008-03-26T00:00:00.6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6</dc:date>
     <text:p>external</text:p>
     <text:p>text/swriter/main0210.xhp</text:p>
     <text:p/>
    </office:annotation><text:span text:style-name="T14">Preview topic</text:span> </text:p>
      <text:p text:style-name="hlp_5f_paragraph">This hyperlink displays <text:s/><office:annotation>
     <dc:creator>BM</dc:creator>
     <dc:date>2008-03-15T00:00:00.6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86626" text:continue-list="list775075073581525182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312669" text:continue-list="list4130168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7</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67</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67</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41297517" text:continue-list="list412866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0.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